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21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50.54mm"/>
    </style:style>
    <style:style style:name="co7" style:family="table-column">
      <style:table-column-properties fo:break-before="auto" style:column-width="23.28mm"/>
    </style:style>
    <style:style style:name="co8" style:family="table-column">
      <style:table-column-properties fo:break-before="auto" style:column-width="20.37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48.15mm"/>
    </style:style>
    <style:style style:name="co11" style:family="table-column">
      <style:table-column-properties fo:break-before="auto" style:column-width="26.99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ext-properties fo:color="#336633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color="#80000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0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" style:family="table-cell" style:parent-style-name="Default" style:data-style-name="N10"/>
    <style:style style:name="gr1" style:family="graphic">
      <style:graphic-properties draw:stroke="solid" svg:stroke-color="#000000" draw:marker-start="Arrowheads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name-asian="Calibri1" style:font-size-asian="9pt" style:font-style-asian="normal" style:font-weight-asian="bold" style:font-name-complex="Calibri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COST_ESTIMATE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4" table:number-columns-repeated="1018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7" table:number-rows-spanned="1">
            <text:p>TECHNICAL SPECIFICATION DOCUMEN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MECHANICAL COSTS</text:p>
          </table:table-cell>
          <table:table-cell table:style-name="ce8" table:number-columns-repeated="4"/>
          <table:table-cell table:number-columns-repeated="1019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Component Cost</text:p>
          </table:table-cell>
          <table:table-cell table:style-name="ce3" office:value-type="string" calcext:value-type="string">
            <text:p>Estimate/True?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Shipment Cost</text:p>
          </table:table-cell>
          <table:table-cell table:style-name="ce3" office:value-type="string" calcext:value-type="string">
            <text:p>Total Cost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Gutter Mate Filter and Divert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in Water Storage Tank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ubmersible Pum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ri-Filter Syste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ean Water Storage Tan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diment Tan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F process Tank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mp for Membra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brane Syste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let Pump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T</text:p>
          </table:table-cell>
          <table:table-cell table:style-name="ce6" table:number-columns-repeated="1021"/>
        </table:table-row>
        <table:table-row table:style-name="ro2">
          <table:table-cell office:value-type="string" calcext:value-type="string">
            <text:p>PIP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hing Machin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table:formula="of:=350*2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TH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COST</text:p>
          </table:table-cell>
          <table:table-cell table:formula="of:=SUM([COST_ESTIMATE.B4:.B16])" office:value-type="float" office:value="5430" calcext:value-type="float">
            <text:p>543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ELECTRICAL COSTS</text:p>
          </table:table-cell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LTERS" table:style-name="ta1">
        <table:table-column table:style-name="co4" table:number-columns-repeated="4" table:default-cell-style-name="ce5"/>
        <table:table-column table:style-name="co5" table:number-columns-repeated="1020" table:default-cell-style-name="ce5"/>
        <table:table-row table:style-name="ro1">
          <table:table-cell table:style-name="ce8" office:value-type="string" calcext:value-type="string">
            <text:p>FILT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DIVERTER FILTER FOR RAIN WATER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ttps://www.guttermate.co.uk/gutter-mate-diverter-filter.htm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ngs to consi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es with a 500mm hose – so the rain water should be collected right next to the pipe in a storage tan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signed to suit 68mm, 76mm and 80mm diameter pipes and 65mm and 75mm square downpipes ONL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THE TRI-FILTER SYSTEM FOR RAIN WATER HARVEST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AINMASTER TRIO LA - the clear master: designed to perform the highest level in water clearing and reduction of odours and colour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ttps://www.guttermate.co.uk/diverters-filters/filters/gutter-mate-rainmaster-trio-filter.htm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x flowrate at 3bar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string" calcext:value-type="string">
            <text:p>l/hou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x pressure drop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/Out Threads</text:p>
          </table:table-cell>
          <table:table-cell/>
          <table:table-cell office:value-type="string" calcext:value-type="string">
            <text:p>½,3/4,1</text:p>
          </table:table-cell>
          <table:table-cell office:value-type="string" calcext:value-type="string">
            <text:p>inch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MBRANE FILT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let flowrate</text:p>
          </table:table-cell>
          <table:table-cell/>
          <table:table-cell office:value-type="string" calcext:value-type="string">
            <text:p>80-100</text:p>
          </table:table-cell>
          <table:table-cell office:value-type="string" calcext:value-type="string">
            <text:p>l^3/hou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let press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r</text:p>
          </table:table-cell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NKS" table:style-name="ta1">
        <table:table-column table:style-name="co4" table:number-columns-repeated="2" table:default-cell-style-name="ce5"/>
        <table:table-column table:style-name="co5" table:number-columns-repeated="1022" table:default-cell-style-name="ce5"/>
        <table:table-row table:style-name="ro2">
          <table:table-cell office:value-type="string" calcext:value-type="string">
            <text:p>CLEAN WATER COLLECTION TANK </text:p>
          </table:table-cell>
          <table:table-cell table:number-columns-repeated="3"/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2">
          <table:table-cell table:style-name="ce9" office:value-type="float" office:value="10000" calcext:value-type="float">
            <text:p>10,000</text:p>
          </table:table-cell>
          <table:table-cell office:value-type="string" calcext:value-type="string">
            <text:p>litres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ANTITY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AIN WATER COLLECTION TANK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500-600</text:p>
          </table:table-cell>
          <table:table-cell office:value-type="string" calcext:value-type="string">
            <text:p>Litres</text:p>
          </table:table-cell>
          <table:table-cell table:number-columns-repeated="2"/>
          <table:table-cell office:value-type="string" calcext:value-type="string">
            <text:p>Tall, less wide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2"/>
          <table:table-cell office:value-type="string" calcext:value-type="string">
            <text:p>Fitted with UV filter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EDIMENTATION TANK </text:p>
          </table:table-cell>
          <table:table-cell table:number-columns-repeated="1023"/>
        </table:table-row>
        <table:table-row table:style-name="ro4">
          <table:table-cell office:value-type="float" office:value="600" calcext:value-type="float">
            <text:p>600</text:p>
          </table:table-cell>
          <table:table-cell office:value-type="string" calcext:value-type="string">
            <text:p>litres </text:p>
          </table:table-cell>
          <table:table-cell table:number-columns-repeated="2"/>
          <table:table-cell office:value-type="string" calcext:value-type="string">
            <text:p>with hole above the bottom 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2"/>
          <table:table-cell office:value-type="string" calcext:value-type="string">
            <text:p>ability to remove sediments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2"/>
          <table:table-cell office:value-type="string" calcext:value-type="string">
            <text:p>special sediment tank</text:p>
          </table:table-cell>
          <table:table-cell table:number-columns-repeated="1019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TER_COLLECTION" table:style-name="ta2">
        <table:table-column table:style-name="co6" table:default-cell-style-name="ce5"/>
        <table:table-column table:style-name="co7" table:number-columns-repeated="5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1016" table:default-cell-style-name="ce5"/>
        <table:table-row table:style-name="ro2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Rainfall/ mm (equivalent to 1L/m^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0" office:value-type="string" calcext:value-type="string">
            <text:p>Rwanda</text:p>
          </table:table-cell>
          <table:table-cell table:style-name="ce10" office:value-type="string" calcext:value-type="string">
            <office:annotation draw:style-name="gr1" draw:text-style-name="P2" svg:width="91.81mm" svg:height="23.81mm" svg:x="86.78mm" svg:y="12.17mm" draw:caption-point-x="10.22mm" draw:caption-point-y="3.54mm">
              <dc:creator>Angelo Bonzanini</dc:creator>
              <dc:date>2016-08-09T00:00:00</dc:date>
              <text:p text:style-name="P1"><text:span text:style-name="T1">Angelo Bonzanini:</text:span></text:p>
              <text:p text:style-name="P1"><text:span text:style-name="T2">Burundi data is also considered since the village is in </text:span><text:span text:style-name="T2">the south of Rwanda.</text:span></text:p>
            </office:annotation>
            <text:p>Burundi</text:p>
          </table:table-cell>
          <table:table-cell table:style-name="ce10" office:value-type="string" calcext:value-type="string">
            <text:p>Average</text:p>
          </table:table-cell>
          <table:table-cell table:style-name="ce10" office:value-type="string" calcext:value-type="string">
            <text:p>Weekly</text:p>
          </table:table-cell>
          <table:table-cell table:style-name="ce10" office:value-type="string" calcext:value-type="string">
            <text:p>Collected</text:p>
          </table:table-cell>
          <table:table-cell office:value-type="string" calcext:value-type="string">
            <text:p>Daily.Col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an</text:p>
          </table:table-cell>
          <table:table-cell office:value-type="float" office:value="107.5" calcext:value-type="float">
            <text:p>107.5</text:p>
          </table:table-cell>
          <table:table-cell office:value-type="float" office:value="138.35" calcext:value-type="float">
            <text:p>138.35</text:p>
          </table:table-cell>
          <table:table-cell table:formula="of:=([.B5]+[.C5])/2" office:value-type="float" office:value="122.925" calcext:value-type="float">
            <text:p>122.925</text:p>
          </table:table-cell>
          <table:table-cell table:formula="of:=[.D5]/4" office:value-type="float" office:value="30.73125" calcext:value-type="float">
            <text:p>30.73125</text:p>
          </table:table-cell>
          <table:table-cell table:formula="of:=[.$C$20]*[.E5]" office:value-type="float" office:value="2950.2" calcext:value-type="float">
            <text:p>2950.2</text:p>
          </table:table-cell>
          <table:table-cell table:formula="of:=[.F5]/7" office:value-type="float" office:value="421.457142857143" calcext:value-type="float">
            <text:p>421.457142857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Feb</text:p>
          </table:table-cell>
          <table:table-cell office:value-type="float" office:value="101.7" calcext:value-type="float">
            <text:p>101.7</text:p>
          </table:table-cell>
          <table:table-cell office:value-type="float" office:value="113.7" calcext:value-type="float">
            <text:p>113.7</text:p>
          </table:table-cell>
          <table:table-cell table:formula="of:=([.B6]+[.C6])/2" office:value-type="float" office:value="107.7" calcext:value-type="float">
            <text:p>107.7</text:p>
          </table:table-cell>
          <table:table-cell table:formula="of:=[.D6]/4" office:value-type="float" office:value="26.925" calcext:value-type="float">
            <text:p>26.925</text:p>
          </table:table-cell>
          <table:table-cell table:formula="of:=[.$C$20]*[.E6]" office:value-type="float" office:value="2584.8" calcext:value-type="float">
            <text:p>2584.8</text:p>
          </table:table-cell>
          <table:table-cell table:formula="of:=[.F6]/7" office:value-type="float" office:value="369.257142857143" calcext:value-type="float">
            <text:p>369.257142857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r</text:p>
          </table:table-cell>
          <table:table-cell office:value-type="float" office:value="144.2" calcext:value-type="float">
            <text:p>144.2</text:p>
          </table:table-cell>
          <table:table-cell office:value-type="float" office:value="151.69" calcext:value-type="float">
            <text:p>151.69</text:p>
          </table:table-cell>
          <table:table-cell table:formula="of:=([.B7]+[.C7])/2" office:value-type="float" office:value="147.945" calcext:value-type="float">
            <text:p>147.945</text:p>
          </table:table-cell>
          <table:table-cell table:formula="of:=[.D7]/4" office:value-type="float" office:value="36.98625" calcext:value-type="float">
            <text:p>36.98625</text:p>
          </table:table-cell>
          <table:table-cell table:formula="of:=[.$C$20]*[.E7]" office:value-type="float" office:value="3550.68" calcext:value-type="float">
            <text:p>3550.68</text:p>
          </table:table-cell>
          <table:table-cell table:formula="of:=[.F7]/7" office:value-type="float" office:value="507.24" calcext:value-type="float">
            <text:p>507.2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pr</text:p>
          </table:table-cell>
          <table:table-cell office:value-type="float" office:value="147.5" calcext:value-type="float">
            <text:p>147.5</text:p>
          </table:table-cell>
          <table:table-cell office:value-type="float" office:value="178.05" calcext:value-type="float">
            <text:p>178.05</text:p>
          </table:table-cell>
          <table:table-cell table:formula="of:=([.B8]+[.C8])/2" office:value-type="float" office:value="162.775" calcext:value-type="float">
            <text:p>162.775</text:p>
          </table:table-cell>
          <table:table-cell table:formula="of:=[.D8]/4" office:value-type="float" office:value="40.69375" calcext:value-type="float">
            <text:p>40.69375</text:p>
          </table:table-cell>
          <table:table-cell table:formula="of:=[.$C$20]*[.E8]" office:value-type="float" office:value="3906.6" calcext:value-type="float">
            <text:p>3906.6</text:p>
          </table:table-cell>
          <table:table-cell table:formula="of:=[.F8]/7" office:value-type="float" office:value="558.085714285714" calcext:value-type="float">
            <text:p>558.085714285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y</text:p>
          </table:table-cell>
          <table:table-cell office:value-type="float" office:value="115.4" calcext:value-type="float">
            <text:p>115.4</text:p>
          </table:table-cell>
          <table:table-cell office:value-type="float" office:value="69.58" calcext:value-type="float">
            <text:p>69.58</text:p>
          </table:table-cell>
          <table:table-cell table:formula="of:=([.B9]+[.C9])/2" office:value-type="float" office:value="92.49" calcext:value-type="float">
            <text:p>92.49</text:p>
          </table:table-cell>
          <table:table-cell table:formula="of:=[.D9]/4" office:value-type="float" office:value="23.1225" calcext:value-type="float">
            <text:p>23.1225</text:p>
          </table:table-cell>
          <table:table-cell table:formula="of:=[.$C$20]*[.E9]" office:value-type="float" office:value="2219.76" calcext:value-type="float">
            <text:p>2219.76</text:p>
          </table:table-cell>
          <table:table-cell table:formula="of:=[.F9]/7" office:value-type="float" office:value="317.108571428571" calcext:value-type="float">
            <text:p>317.10857142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un</text:p>
          </table:table-cell>
          <table:table-cell office:value-type="float" office:value="33.6" calcext:value-type="float">
            <text:p>33.6</text:p>
          </table:table-cell>
          <table:table-cell office:value-type="float" office:value="5.98" calcext:value-type="float">
            <text:p>5.98</text:p>
          </table:table-cell>
          <table:table-cell table:formula="of:=([.B10]+[.C10])/2" office:value-type="float" office:value="19.79" calcext:value-type="float">
            <text:p>19.79</text:p>
          </table:table-cell>
          <table:table-cell table:formula="of:=[.D10]/4" office:value-type="float" office:value="4.9475" calcext:value-type="float">
            <text:p>4.9475</text:p>
          </table:table-cell>
          <table:table-cell table:formula="of:=[.$C$20]*[.E10]" office:value-type="float" office:value="474.96" calcext:value-type="float">
            <text:p>474.96</text:p>
          </table:table-cell>
          <table:table-cell table:formula="of:=[.F10]/7" office:value-type="float" office:value="67.8514285714286" calcext:value-type="float">
            <text:p>67.851428571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Jul</text:p>
          </table:table-cell>
          <table:table-cell office:value-type="float" office:value="14.6" calcext:value-type="float">
            <text:p>14.6</text:p>
          </table:table-cell>
          <table:table-cell office:value-type="float" office:value="7.3" calcext:value-type="float">
            <text:p>7.3</text:p>
          </table:table-cell>
          <table:table-cell table:formula="of:=([.B11]+[.C11])/2" office:value-type="float" office:value="10.95" calcext:value-type="float">
            <text:p>10.95</text:p>
          </table:table-cell>
          <table:table-cell table:formula="of:=[.D11]/4" office:value-type="float" office:value="2.7375" calcext:value-type="float">
            <text:p>2.7375</text:p>
          </table:table-cell>
          <table:table-cell table:formula="of:=[.$C$20]*[.E11]" office:value-type="float" office:value="262.8" calcext:value-type="float">
            <text:p>262.8</text:p>
          </table:table-cell>
          <table:table-cell table:formula="of:=[.F11]/7" office:value-type="float" office:value="37.5428571428571" calcext:value-type="float">
            <text:p>37.542857142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ug</text:p>
          </table:table-cell>
          <table:table-cell office:value-type="float" office:value="44.7" calcext:value-type="float">
            <text:p>44.7</text:p>
          </table:table-cell>
          <table:table-cell office:value-type="float" office:value="14.07" calcext:value-type="float">
            <text:p>14.07</text:p>
          </table:table-cell>
          <table:table-cell table:formula="of:=([.B12]+[.C12])/2" office:value-type="float" office:value="29.385" calcext:value-type="float">
            <text:p>29.385</text:p>
          </table:table-cell>
          <table:table-cell table:formula="of:=[.D12]/4" office:value-type="float" office:value="7.34625" calcext:value-type="float">
            <text:p>7.34625</text:p>
          </table:table-cell>
          <table:table-cell table:formula="of:=[.$C$20]*[.E12]" office:value-type="float" office:value="705.24" calcext:value-type="float">
            <text:p>705.24</text:p>
          </table:table-cell>
          <table:table-cell table:formula="of:=[.F12]/7" office:value-type="float" office:value="100.748571428571" calcext:value-type="float">
            <text:p>100.74857142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ep</text:p>
          </table:table-cell>
          <table:table-cell office:value-type="float" office:value="86.1" calcext:value-type="float">
            <text:p>86.1</text:p>
          </table:table-cell>
          <table:table-cell office:value-type="float" office:value="44.52" calcext:value-type="float">
            <text:p>44.52</text:p>
          </table:table-cell>
          <table:table-cell table:formula="of:=([.B13]+[.C13])/2" office:value-type="float" office:value="65.31" calcext:value-type="float">
            <text:p>65.31</text:p>
          </table:table-cell>
          <table:table-cell table:formula="of:=[.D13]/4" office:value-type="float" office:value="16.3275" calcext:value-type="float">
            <text:p>16.3275</text:p>
          </table:table-cell>
          <table:table-cell table:formula="of:=[.$C$20]*[.E13]" office:value-type="float" office:value="1567.44" calcext:value-type="float">
            <text:p>1567.44</text:p>
          </table:table-cell>
          <table:table-cell table:formula="of:=[.F13]/7" office:value-type="float" office:value="223.92" calcext:value-type="float">
            <text:p>223.9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ct</text:p>
          </table:table-cell>
          <table:table-cell office:value-type="float" office:value="129.3" calcext:value-type="float">
            <text:p>129.3</text:p>
          </table:table-cell>
          <table:table-cell office:value-type="float" office:value="87.53" calcext:value-type="float">
            <text:p>87.53</text:p>
          </table:table-cell>
          <table:table-cell table:formula="of:=([.B14]+[.C14])/2" office:value-type="float" office:value="108.415" calcext:value-type="float">
            <text:p>108.415</text:p>
          </table:table-cell>
          <table:table-cell table:formula="of:=[.D14]/4" office:value-type="float" office:value="27.10375" calcext:value-type="float">
            <text:p>27.10375</text:p>
          </table:table-cell>
          <table:table-cell table:formula="of:=[.$C$20]*[.E14]" office:value-type="float" office:value="2601.96" calcext:value-type="float">
            <text:p>2601.96</text:p>
          </table:table-cell>
          <table:table-cell table:formula="of:=[.F14]/7" office:value-type="float" office:value="371.708571428571" calcext:value-type="float">
            <text:p>371.70857142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ov</text:p>
          </table:table-cell>
          <table:table-cell office:value-type="float" office:value="145.6" calcext:value-type="float">
            <text:p>145.6</text:p>
          </table:table-cell>
          <table:table-cell office:value-type="float" office:value="146.38" calcext:value-type="float">
            <text:p>146.38</text:p>
          </table:table-cell>
          <table:table-cell table:formula="of:=([.B15]+[.C15])/2" office:value-type="float" office:value="145.99" calcext:value-type="float">
            <text:p>145.99</text:p>
          </table:table-cell>
          <table:table-cell table:formula="of:=[.D15]/4" office:value-type="float" office:value="36.4975" calcext:value-type="float">
            <text:p>36.4975</text:p>
          </table:table-cell>
          <table:table-cell table:formula="of:=[.$C$20]*[.E15]" office:value-type="float" office:value="3503.76" calcext:value-type="float">
            <text:p>3503.76</text:p>
          </table:table-cell>
          <table:table-cell table:formula="of:=[.F15]/7" office:value-type="float" office:value="500.537142857143" calcext:value-type="float">
            <text:p>500.537142857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ec</text:p>
          </table:table-cell>
          <table:table-cell office:value-type="float" office:value="118" calcext:value-type="float">
            <text:p>118</text:p>
          </table:table-cell>
          <table:table-cell office:value-type="float" office:value="127.67" calcext:value-type="float">
            <text:p>127.67</text:p>
          </table:table-cell>
          <table:table-cell table:formula="of:=([.B16]+[.C16])/2" office:value-type="float" office:value="122.835" calcext:value-type="float">
            <text:p>122.835</text:p>
          </table:table-cell>
          <table:table-cell table:formula="of:=[.D16]/4" office:value-type="float" office:value="30.70875" calcext:value-type="float">
            <text:p>30.70875</text:p>
          </table:table-cell>
          <table:table-cell table:formula="of:=[.$C$20]*[.E16]" office:value-type="float" office:value="2948.04" calcext:value-type="float">
            <text:p>2948.04</text:p>
          </table:table-cell>
          <table:table-cell table:formula="of:=[.F16]/7" office:value-type="float" office:value="421.148571428571" calcext:value-type="float">
            <text:p>421.1485714286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Annual</text:p>
          </table:table-cell>
          <table:table-cell table:style-name="ce10" table:formula="of:=SUM([.B5:.B16])" office:value-type="float" office:value="1188.2" calcext:value-type="float">
            <text:p>1188.2</text:p>
          </table:table-cell>
          <table:table-cell table:style-name="ce10" table:formula="of:=SUM([.C5:.C16])" office:value-type="float" office:value="1084.82" calcext:value-type="float">
            <text:p>1084.82</text:p>
          </table:table-cell>
          <table:table-cell table:style-name="ce10" table:formula="of:=([.B17]+[.C17])/2" office:value-type="float" office:value="1136.51" calcext:value-type="float">
            <text:p>1136.51</text:p>
          </table:table-cell>
          <table:table-cell table:style-name="ce10" table:formula="of:=[.D17]/4" office:value-type="float" office:value="284.1275" calcext:value-type="float">
            <text:p>284.1275</text:p>
          </table:table-cell>
          <table:table-cell table:formula="of:=[.$C$20]*[.E17]" office:value-type="float" office:value="27276.24" calcext:value-type="float">
            <text:p>27276.24</text:p>
          </table:table-cell>
          <table:table-cell table:formula="of:=[.F17]/7" office:value-type="float" office:value="3896.60571428571" calcext:value-type="float">
            <text:p>3896.6057142857</text:p>
          </table:table-cell>
          <table:table-cell table:number-columns-repeated="1017"/>
        </table:table-row>
        <table:table-row table:style-name="ro3">
          <table:table-cell table:style-name="ce10"/>
          <table:table-cell table:number-columns-repeated="1023"/>
        </table:table-row>
        <table:table-row table:style-name="ro3">
          <table:table-cell table:style-name="ce10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oof Area </text:p>
          </table:table-cell>
          <table:table-cell/>
          <table:table-cell table:formula="of:= 8*6*2" office:value-type="float" office:value="96" calcext:value-type="float">
            <text:p>96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&lt;--- Will want to collect as much as possible.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ily Cycle Losses</text:p>
          </table:table-cell>
          <table:table-cell/>
          <table:table-cell table:style-name="ce11" office:value-type="percentage" office:value="0.4" calcext:value-type="percentage">
            <text:p>40%</text:p>
          </table:table-cell>
          <table:table-cell office:value-type="string" calcext:value-type="string">
            <text:p>of water run through membrane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ly Water Requirement</text:p>
          </table:table-cell>
          <table:table-cell/>
          <table:table-cell table:formula="of:=8*60" office:value-type="float" office:value="480" calcext:value-type="float">
            <text:p>480</text:p>
          </table:table-cell>
          <table:table-cell office:value-type="string" calcext:value-type="string">
            <text:p>L If 8 cycles are run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ly Water Losses</text:p>
          </table:table-cell>
          <table:table-cell/>
          <table:table-cell table:formula="of:=0.4*[.C22]" office:value-type="float" office:value="192" calcext:value-type="float">
            <text:p>192</text:p>
          </table:table-cell>
          <table:table-cell office:value-type="string" calcext:value-type="string">
            <text:p>L of recycled water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ily Water Saved</text:p>
          </table:table-cell>
          <table:table-cell/>
          <table:table-cell table:formula="of:=[.C22]-[.C23]" office:value-type="float" office:value="288" calcext:value-type="float">
            <text:p>288</text:p>
          </table:table-cell>
          <table:table-cell office:value-type="string" calcext:value-type="string">
            <text:p>L this will return to the clean water tank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itial Water in Tank 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Litr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st Daily 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Litr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rrent System will Run </text:p>
          </table:table-cell>
          <table:table-cell/>
          <table:table-cell table:formula="of:=[.C26]/[.C27]" office:value-type="float" office:value="26.0416666666667" calcext:value-type="float">
            <text:p>26.0416666667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10"/>
          <table:table-cell table:number-columns-repeated="1023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MPS" table:style-name="ta1">
        <table:table-column table:style-name="co10" table:default-cell-style-name="ce5"/>
        <table:table-column table:style-name="co4" table:default-cell-style-name="ce5"/>
        <table:table-column table:style-name="co5" table:number-columns-repeated="1022" table:default-cell-style-name="ce5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ump -Rain</text:p>
          </table:table-cell>
          <table:table-cell office:value-type="string" calcext:value-type="string">
            <text:p>Pump - Membrane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lowrate</text:p>
          </table:table-cell>
          <table:table-cell office:value-type="float" office:value="2000" calcext:value-type="float">
            <text:p>2000</text:p>
          </table:table-cell>
          <table:table-cell table:formula="of:=80" office:value-type="float" office:value="80" calcext:value-type="float">
            <text:p>80</text:p>
          </table:table-cell>
          <table:table-cell office:value-type="string" calcext:value-type="string">
            <text:p>l/hour</text:p>
          </table:table-cell>
          <table:table-cell table:number-columns-repeated="1020"/>
        </table:table-row>
        <table:table-row table:style-name="ro4">
          <table:table-cell table:style-name="Default" office:value-type="string" calcext:value-type="string">
            <text:p>Flowrate (m^3/hour)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string" calcext:value-type="string">
            <text:p>M^3/hour</text:p>
          </table:table-cell>
          <table:table-cell table:number-columns-repeated="1020"/>
        </table:table-row>
        <table:table-row table:style-name="ro4">
          <table:table-cell table:style-name="Default" office:value-type="string" calcext:value-type="string">
            <text:p>Power</text:p>
          </table:table-cell>
          <table:table-cell table:style-name="Default" table:formula="of:=0.027*2" office:value-type="float" office:value="0.054" calcext:value-type="float">
            <text:p>0.054</text:p>
          </table:table-cell>
          <table:table-cell table:style-name="Default" table:formula="of:=0.027*[.C4]" office:value-type="float" office:value="0.00216" calcext:value-type="float">
            <text:p>0.00216</text:p>
          </table:table-cell>
          <table:table-cell table:style-name="Default" office:value-type="string" calcext:value-type="string">
            <text:p>kW</text:p>
          </table:table-cell>
          <table:table-cell office:value-type="string" calcext:value-type="string">
            <text:p>power for 1m^3/hour = 0.027kW</text:p>
          </table:table-cell>
          <table:table-cell table:number-columns-repeated="1019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office:value-type="string" calcext:value-type="string">
            <text:p>Amount of Water to Pump</text:p>
          </table:table-cell>
          <table:table-cell table:number-columns-repeated="2" table:style-name="Default" office:value-type="float" office:value="600" calcext:value-type="float">
            <text:p>600</text:p>
          </table:table-cell>
          <table:table-cell table:style-name="Default" office:value-type="string" calcext:value-type="string">
            <text:p>litres</text:p>
          </table:table-cell>
          <table:table-cell office:value-type="string" calcext:value-type="string">
            <text:p>maximum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un Time (hours) </text:p>
          </table:table-cell>
          <table:table-cell office:value-type="float" office:value="0.3" calcext:value-type="float">
            <text:p>0.3</text:p>
          </table:table-cell>
          <table:table-cell table:formula="of:=600/80" office:value-type="float" office:value="7.5" calcext:value-type="float">
            <text:p>7.5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ower (kWh) </text:p>
          </table:table-cell>
          <table:table-cell table:formula="of:=[.B8]*[.B5]" office:value-type="float" office:value="0.0162" calcext:value-type="float">
            <text:p>0.0162</text:p>
          </table:table-cell>
          <table:table-cell table:formula="of:=[.C8]*[.C5]" office:value-type="float" office:value="0.0162" calcext:value-type="float">
            <text:p>0.0162</text:p>
          </table:table-cell>
          <table:table-cell office:value-type="string" calcext:value-type="string">
            <text:p>kwH</text:p>
          </table:table-cell>
          <table:table-cell table:number-columns-repeated="1020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4" table:number-rows-repeated="4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DIMENTATION" table:style-name="ta1">
        <table:table-column table:style-name="co4" table:default-cell-style-name="ce5"/>
        <table:table-column table:style-name="co11" table:number-columns-repeated="2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6-08-03T09:45:12Z</meta:creation-date>
    <dc:date>2016-08-09T17:09:01.869564265</dc:date>
    <meta:editing-cycles>6</meta:editing-cycles>
    <meta:editing-duration>PT10H4M59S</meta:editing-duration>
    <meta:document-statistic meta:table-count="6" meta:cell-count="247" meta:object-count="0"/>
  </office:meta>
</office:document-meta>
</file>